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bullet text:level="1" text:style-name="WW_CharLFO6LVL1" text:bullet-char="•">
        <style:list-level-properties text:space-before="0.2944in" text:min-label-width="0.1965in"/>
        <style:text-properties style:font-name="StarSymbol"/>
      </text:list-level-style-bullet>
      <text:list-level-style-bullet text:level="2" text:style-name="WW_CharLFO6LVL2" text:bullet-char="•">
        <style:list-level-properties text:space-before="0.7854in" text:min-label-width="0.1965in"/>
        <style:text-properties style:font-name="StarSymbol"/>
      </text:list-level-style-bullet>
      <text:list-level-style-bullet text:level="3" text:style-name="WW_CharLFO6LVL3" text:bullet-char="•">
        <style:list-level-properties text:space-before="1.2763in" text:min-label-width="0.1965in"/>
        <style:text-properties style:font-name="StarSymbol"/>
      </text:list-level-style-bullet>
      <text:list-level-style-bullet text:level="4" text:style-name="WW_CharLFO6LVL4" text:bullet-char="•">
        <style:list-level-properties text:space-before="1.7673in" text:min-label-width="0.1965in"/>
        <style:text-properties style:font-name="StarSymbol"/>
      </text:list-level-style-bullet>
      <text:list-level-style-bullet text:level="5" text:style-name="WW_CharLFO6LVL5" text:bullet-char="•">
        <style:list-level-properties text:space-before="2.2583in" text:min-label-width="0.1965in"/>
        <style:text-properties style:font-name="StarSymbol"/>
      </text:list-level-style-bullet>
      <text:list-level-style-bullet text:level="6" text:style-name="WW_CharLFO6LVL6" text:bullet-char="•">
        <style:list-level-properties text:space-before="2.7493in" text:min-label-width="0.1965in"/>
        <style:text-properties style:font-name="StarSymbol"/>
      </text:list-level-style-bullet>
      <text:list-level-style-bullet text:level="7" text:style-name="WW_CharLFO6LVL7" text:bullet-char="•">
        <style:list-level-properties text:space-before="3.2402in" text:min-label-width="0.1965in"/>
        <style:text-properties style:font-name="StarSymbol"/>
      </text:list-level-style-bullet>
      <text:list-level-style-bullet text:level="8" text:style-name="WW_CharLFO6LVL8" text:bullet-char="•">
        <style:list-level-properties text:space-before="3.7312in" text:min-label-width="0.1965in"/>
        <style:text-properties style:font-name="StarSymbol"/>
      </text:list-level-style-bullet>
      <text:list-level-style-bullet text:level="9" text:style-name="WW_CharLFO6LVL9" text:bullet-char="•">
        <style:list-level-properties text:space-before="4.2222in" text:min-label-width="0.1965in"/>
        <style:text-properties style:font-name="StarSymbol"/>
      </text:list-level-style-bullet>
    </text:list-style>
    <text:list-style style:name="LFO7">
      <text:list-level-style-bullet text:level="1" text:style-name="WW_CharLFO7LVL1" text:bullet-char="">
        <style:list-level-properties text:space-before="0.5444in" text:min-label-width="0.25in"/>
        <style:text-properties style:font-name="Symbol"/>
      </text:list-level-style-bullet>
      <text:list-level-style-bullet text:level="2" text:style-name="WW_CharLFO7LVL2" text:bullet-char="o">
        <style:list-level-properties text:space-before="1.0444in" text:min-label-width="0.25in"/>
        <style:text-properties style:font-name="Courier New"/>
      </text:list-level-style-bullet>
      <text:list-level-style-bullet text:level="3" text:style-name="WW_CharLFO7LVL3" text:bullet-char="">
        <style:list-level-properties text:space-before="1.5444in" text:min-label-width="0.25in"/>
        <style:text-properties style:font-name="Wingdings"/>
      </text:list-level-style-bullet>
      <text:list-level-style-bullet text:level="4" text:style-name="WW_CharLFO7LVL4" text:bullet-char="">
        <style:list-level-properties text:space-before="2.0444in" text:min-label-width="0.25in"/>
        <style:text-properties style:font-name="Symbol"/>
      </text:list-level-style-bullet>
      <text:list-level-style-bullet text:level="5" text:style-name="WW_CharLFO7LVL5" text:bullet-char="o">
        <style:list-level-properties text:space-before="2.5444in" text:min-label-width="0.25in"/>
        <style:text-properties style:font-name="Courier New"/>
      </text:list-level-style-bullet>
      <text:list-level-style-bullet text:level="6" text:style-name="WW_CharLFO7LVL6" text:bullet-char="">
        <style:list-level-properties text:space-before="3.0444in" text:min-label-width="0.25in"/>
        <style:text-properties style:font-name="Wingdings"/>
      </text:list-level-style-bullet>
      <text:list-level-style-bullet text:level="7" text:style-name="WW_CharLFO7LVL7" text:bullet-char="">
        <style:list-level-properties text:space-before="3.5444in" text:min-label-width="0.25in"/>
        <style:text-properties style:font-name="Symbol"/>
      </text:list-level-style-bullet>
      <text:list-level-style-bullet text:level="8" text:style-name="WW_CharLFO7LVL8" text:bullet-char="o">
        <style:list-level-properties text:space-before="4.0444in" text:min-label-width="0.25in"/>
        <style:text-properties style:font-name="Courier New"/>
      </text:list-level-style-bullet>
      <text:list-level-style-bullet text:level="9" text:style-name="WW_CharLFO7LVL9" text:bullet-char="">
        <style:list-level-properties text:space-before="4.5444in" text:min-label-width="0.25in"/>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text-properties fo:font-weight="bold" style:font-weight-asian="bold" style:font-weight-complex="bold"/>
    </style:style>
    <style:style style:name="P3" style:parent-style-name="Textbody" style:list-style-name="LFO1" style:family="paragraph">
      <style:paragraph-properties fo:text-align="justify" fo:margin-bottom="0in"/>
      <style:text-properties fo:font-weight="bold" style:font-weight-asian="bold" style:font-weight-complex="bold"/>
    </style:style>
    <style:style style:name="P4" style:parent-style-name="Textbody" style:list-style-name="LFO1" style:family="paragraph">
      <style:paragraph-properties fo:text-align="justify"/>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text-properties fo:font-weight="bold" style:font-weight-asian="bold" style:font-weight-complex="bold"/>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text-properties fo:font-weight="bold" style:font-weight-asian="bold" style:font-weight-complex="bold"/>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center"/>
    </style:style>
    <style:style style:name="T29" style:parent-style-name="DefaultParagraphFont" style:family="text">
      <style:text-properties style:text-position="super 66.6%"/>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DefaultParagraphFont" style:family="text">
      <style:text-properties fo:font-weight="bold" style:font-weight-asian="bold" style:font-weight-complex="bold"/>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list-style-name="LFO2" style:family="paragraph">
      <style:paragraph-properties fo:text-align="justify"/>
    </style:style>
    <style:style style:name="P45" style:parent-style-name="Standard" style:list-style-name="LFO3" style:family="paragraph">
      <style:paragraph-properties fo:text-align="justify"/>
    </style:style>
    <style:style style:name="P46" style:parent-style-name="Standard" style:list-style-name="LFO4" style:family="paragraph">
      <style:paragraph-properties fo:text-align="justify"/>
    </style:style>
    <style:style style:name="P47" style:parent-style-name="Standard" style:list-style-name="LFO5" style:family="paragraph">
      <style:paragraph-properties fo:text-align="justify"/>
    </style:style>
    <style:style style:name="P48" style:parent-style-name="Standard" style:list-style-name="LFO5"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center"/>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font-weight="bold" style:font-weight-asian="bold" style:font-weight-complex="bold"/>
    </style:style>
    <style:style style:name="P57" style:parent-style-name="Standard" style:family="paragraph">
      <style:paragraph-properties fo:text-align="justify"/>
      <style:text-properties fo:font-weight="bold" style:font-weight-asian="bold" style:font-weight-complex="bold"/>
    </style:style>
    <style:style style:name="P58" style:parent-style-name="Standard" style:family="paragraph">
      <style:paragraph-properties fo:text-align="justify"/>
    </style:style>
    <style:style style:name="T59" style:parent-style-name="DefaultParagraphFont" style:family="text">
      <style:text-properties fo:font-weight="bold" style:font-weight-asian="bold" style:font-weight-complex="bold"/>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DefaultParagraphFont" style:family="text">
      <style:text-properties fo:font-weight="bold" style:font-weight-asian="bold" style:font-weight-complex="bold"/>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T85" style:parent-style-name="DefaultParagraphFont" style:family="text">
      <style:text-properties fo:font-weight="bold" style:font-weight-asian="bold" style:font-weight-complex="bold"/>
    </style:style>
    <style:style style:name="P86" style:parent-style-name="Standard" style:family="paragraph">
      <style:paragraph-properties fo:text-align="justify"/>
    </style:style>
    <style:style style:name="T87" style:parent-style-name="DefaultParagraphFont" style:family="text">
      <style:text-properties fo:font-weight="bold" style:font-weight-asian="bold" style:font-weight-complex="bold"/>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text-properties fo:font-weight="bold" style:font-weight-asian="bold" style:font-weight-complex="bold"/>
    </style:style>
    <style:style style:name="P92" style:parent-style-name="Standard" style:family="paragraph">
      <style:paragraph-properties fo:text-align="justify"/>
    </style:style>
    <style:style style:name="P93" style:parent-style-name="Standard" style:family="paragraph">
      <style:paragraph-properties fo:text-align="justify"/>
      <style:text-properties fo:font-weight="bold" style:font-weight-asian="bold" style:font-weight-complex="bold"/>
    </style:style>
    <style:style style:name="P94" style:parent-style-name="Standard" style:family="paragraph">
      <style:paragraph-properties fo:text-align="justify"/>
      <style:text-properties fo:font-weight="bold" style:font-weight-asian="bold" style:font-weight-complex="bold"/>
    </style:style>
    <style:style style:name="P95" style:parent-style-name="Standard" style:family="paragraph">
      <style:paragraph-properties fo:text-align="justify"/>
    </style:style>
    <style:style style:name="T96" style:parent-style-name="DefaultParagraphFont" style:family="text">
      <style:text-properties fo:font-weight="bold" style:font-weight-asian="bold" style:font-weight-complex="bold"/>
    </style:style>
    <style:style style:name="P97" style:parent-style-name="Standard" style:family="paragraph">
      <style:paragraph-properties fo:text-align="justify"/>
      <style:text-properties fo:font-weight="bold" style:font-weight-asian="bold"/>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T102" style:parent-style-name="DefaultParagraphFont" style:family="text">
      <style:text-properties fo:font-weight="bold" style:font-weight-asian="bold" style:font-weight-complex="bold"/>
    </style:style>
    <style:style style:name="P103" style:parent-style-name="Standard" style:family="paragraph">
      <style:paragraph-properties fo:text-align="justify"/>
    </style:style>
    <style:style style:name="T104" style:parent-style-name="DefaultParagraphFont" style:family="text">
      <style:text-properties fo:font-weight="bold" style:font-weight-asian="bold" style:font-weight-complex="bold"/>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text-properties fo:font-weight="bold" style:font-weight-asian="bold" style:font-weight-complex="bold"/>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T111" style:parent-style-name="DefaultParagraphFont" style:family="text">
      <style:text-properties fo:font-weight="bold" style:font-weight-asian="bold" style:font-weight-complex="bold"/>
    </style:style>
    <style:style style:name="P112" style:parent-style-name="Standard" style:family="paragraph">
      <style:paragraph-properties fo:text-align="justify"/>
    </style:style>
    <style:style style:name="P113" style:parent-style-name="Quotations" style:list-style-name="LFO7" style:family="paragraph">
      <style:paragraph-properties fo:text-align="justify" fo:margin-bottom="0in"/>
    </style:style>
    <style:style style:name="P114" style:parent-style-name="Quotations" style:list-style-name="LFO7" style:family="paragraph">
      <style:paragraph-properties fo:text-align="justify" fo:margin-bottom="0in"/>
    </style:style>
    <style:style style:name="P115" style:parent-style-name="Quotations" style:list-style-name="LFO7" style:family="paragraph">
      <style:paragraph-properties fo:text-align="justify"/>
    </style:style>
    <style:style style:name="P116" style:parent-style-name="Quotations" style:family="paragraph">
      <style:paragraph-properties fo:text-align="justify" fo:margin-left="0in" fo:margin-right="0in">
        <style:tab-stops/>
      </style:paragraph-properties>
    </style:style>
    <style:style style:name="P117" style:parent-style-name="Quotations" style:family="paragraph">
      <style:paragraph-properties fo:text-align="justify" fo:margin-left="0in" fo:margin-right="0in">
        <style:tab-stops/>
      </style:paragraph-properties>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text-properties fo:font-weight="bold" style:font-weight-asian="bold" style:font-weight-complex="bold"/>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text-properties fo:font-weight="bold" style:font-weight-asian="bold" style:font-weight-complex="bold"/>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text-properties fo:font-weight="bold" style:font-weight-asian="bold" style:font-weight-complex="bold"/>
    </style:style>
    <style:style style:name="P131" style:parent-style-name="Standard" style:family="paragraph">
      <style:paragraph-properties fo:text-align="justify"/>
    </style:style>
    <style:style style:name="P132" style:parent-style-name="Standard" style:family="paragraph">
      <style:paragraph-properties fo:text-align="justify"/>
    </style:style>
  </office:automatic-styles>
  <office:body>
    <office:text text:use-soft-page-breaks="true">
      <text:p text:style-name="P1">Mémo:</text:p>
      <text:p text:style-name="P2">Post mortem (Analyse de gestion de projet). Ce document doit répondre aux questions suivantes:</text:p>
      <text:list text:style-name="LFO1" text:continue-numbering="true">
        <text:list-item>
          <text:p text:style-name="P3">qu'est-ce qui n'a pas marché lors de la gestion de ce projet, et pourquoi?<text:s/>comment cela aurait-il pu être évité?</text:p>
        </text:list-item>
        <text:list-item>
          <text:p text:style-name="P4">qu'est-ce qui a bien marché, et pourquoi? que faudra-t-il faire pour reproduire ce résultat?</text:p>
        </text:list-item>
      </text:list>
      <text:p text:style-name="P5"/>
      <text:p text:style-name="P6">Avé Rémi, ceux qui vont mourir te saluent</text:p>
      <text:p text:style-name="P7"/>
      <text:p text:style-name="P8"/>
      <text:p text:style-name="P9">Introduction</text:p>
      <text:p text:style-name="P10"/>
      <text:p text:style-name="P11"><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P12">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13">Le rapport est divisé en<text:s/>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14"/>
      <text:p text:style-name="P15"/>
      <text:p text:style-name="P16">I- Résumé de la phase d'analyse</text:p>
      <text:p text:style-name="P17"><text:tab/></text:p>
      <text:p text:style-name="P18"><text:tab/>Suite à la phase de réflexion et d'analyse du 1er semestre, sont ressortis deux langages de description et une stratégie de développement.</text:p>
      <text:p text:style-name="P19"/>
      <text:p text:style-name="P20"><text:tab/>De la phase d'analyse ont été tirés deux langages<text:s/>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21">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 vidéo ludique.</text:p>
      <text:p text:style-name="P22">Le schéma de compilation était donc le suivant: un fichier décrivant le jeu dans le langage de « haut-niveau »<text:s/>devait être compilé afin de donner un fichier respectant le langage de « bas-niveau ». A cette étape, l’utilisateur devait pouvoir effectuer de nouveaux ajouts ou modifications. Le second compilateur devait produire alors le script final du jeu en JavaScript, interprétable par un<text:s/><text:soft-page-break/>browser supportant le HMTL5.</text:p>
      <text:p text:style-name="P23"/>
      <text:p text:style-name="P24"/>
      <text:p text:style-name="P25"><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P26">Ci-dessous, le diagramme de Gantt qui représente la stratégie de développement initialement prévue, qui reposait principalement sur le modèle du cycle en V:</text:p>
      <text:p text:style-name="P27"/>
      <text:p text:style-name="P28">Diagramme de Gantt du planning prévisionnel pour le 2<text:span text:style-name="T29">nd</text:span><text:s/>semestre</text:p>
      <text:p text:style-name="P30"/>
      <text:p text:style-name="P31"/>
      <text:p text:style-name="P32"><text:span text:style-name="T33">II- Une nouvelle stratégie de développement</text:span></text:p>
      <text:p text:style-name="P34"/>
      <text:p text:style-name="P35"><text:tab/>Au début de la phase de développement, une autre stratégie de développement a été suivie, principalement sous l'influence de notre responsable de projet.</text:p>
      <text:p text:style-name="P36">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37"/>
      <text:p text:style-name="P38">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seul axe de déplacement. La seconde entité est quant à elle non-jouable et à pour représentation un lapin. Les règles et but du<text:s/>jeu sont des plus simples pour correspondre au degré de complexité lié aux premières itérations. En effet pour obtenir la victoire, il suffit de toucher le lapin une fois avant que celui-ci n'ait le temps d'effectuer trois pas dans une direction aléatoire<text:s/>sinon il y a défaite. Le chasseur suit la contrainte suivante, il ne peut lancer qu'un projectile à la fois et doit attendre la disparition de celui-ci (sortie d'écran ou contact avec obstacle) afin de pouvoir tirer à nouveau.</text:p>
      <text:p text:style-name="P39"/>
      <text:p text:style-name="P40">Pour répondre à ce nouveau<text:s/>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41"/>
      <text:p text:style-name="P42"/>
      <text:p text:style-name="P43">Le groupe de projet s'est séparé de la manière suivante:</text:p>
      <text:list text:style-name="LFO2" text:continue-numbering="true">
        <text:list-item>
          <text:p text:style-name="P44">Groupe Contenu (2 personnes) avec pour mission, l'adaptation des mini-jeux 2D développés au premier semestre au langage « haut niveau » et la réalisation des éléments 3D de ces mini-jeux.</text:p>
        </text:list-item>
      </text:list>
      <text:list text:style-name="LFO3" text:continue-numbering="true">
        <text:list-item>
          <text:p text:style-name="P45">Groupe IHM (4 personnes) ayant pour objectif la réalisation d'une Interface Homme Machine pour le logiciel 3DWIGS.</text:p>
        </text:list-item>
      </text:list>
      <text:list text:style-name="LFO4" text:continue-numbering="true">
        <text:list-item>
          <text:p text:style-name="P46">Groupe Compilation (4 personnes) avec pour but<text:s/>la création des deux analyseurs syntaxique pour les langages de description réalisés durant le premier semestre.</text:p>
        </text:list-item>
      </text:list>
      <text:list text:style-name="LFO5" text:continue-numbering="true">
        <text:list-item>
          <text:p text:style-name="P47">Groupe Moteur 3D (5 personnes) avec pour mission la conception d'un moteur physique 3D offrant un ensemble de fonctions pour la réalisation concrète des mini-jeux.</text:p>
        </text:list-item>
        <text:list-item>
          <text:p text:style-name="P48">Groupe Documentation (2 personnes) avec comme dessein l'écriture d'une documentation complète au fur et à mesure de l'avancement du projet.</text:p>
        </text:list-item>
      </text:list>
      <text:p text:style-name="P49"/>
      <text:p text:style-name="P50">Voici le diagramme de Gantt qui correspond à ce nouveau choix de développement.</text:p>
      <text:p text:style-name="P51"/>
      <text:p text:style-name="P52">Diagramme de<text:s/>Gantt du nouveau planning prévisionnel</text:p>
      <text:p text:style-name="P53"/>
      <text:p text:style-name="P54"/>
      <text:p text:style-name="P55"/>
      <text:p text:style-name="P56">III- Faiblesses, difficultés, choix pris durant le développement de 3DWIGS</text:p>
      <text:p text:style-name="P57"/>
      <text:p text:style-name="P58"><text:span text:style-name="T59"><text:tab/></text:span>Le choix de cette nouvelle stratégie de développement possède de nombreux points forts du fait qu'elle soit basée sur un système de cycle itératif. Cependant, la complexité du projet en lui-même a posé au groupe un<text:s/>souci<text:s/>temporel qui fut difficile à surmonter.</text:p>
      <text:p text:style-name="P60"/>
      <text:p text:style-name="P61"><text:tab/><text:span text:style-name="T62">1- Le cycle itératif</text:span></text:p>
      <text:p text:style-name="P63"><text:tab/>Dans la partie précédente, nous avons présenté la nouvelle stratégie de développement que nous avons<text:s/>choisie pour la réalisation du projet. Les itérations successives devaient suivre la conception du mini-jeu évolutif « jeu du lapin » en l'enrichissant de fonctionnalités au fil des itérations.</text:p>
      <text:p text:style-name="P64">Cependant, le choix de suivre une telle stratégie imposait au<text:s/>groupe Compilation de réaliser les deux analyseurs<text:s/>syntaxiques<text:s/>en un temps très limité. Ce qui s'est avéré être une tâche très difficile au vu de la complexité de ceux-ci et du temps imparti pour la première itération,<text:s/>i.e.<text:s/>deux semaines.</text:p>
      <text:p text:style-name="P65">Certes, les deux analyseurs ne devaient pas forcément être complets à la fin de cette itération mais devaient permettre d'obtenir le « jeu du lapin » version 1 (itération 1) sans aucune erreur durant les phases de compilation. De ce fait, cette tâche s'est avérée très longue<text:s/>et le groupe ne pouvait pas respecter les délais qu'imposait la nouvelle stratégie de développement, à savoir une itération toute les deux semaines.</text:p>
      <text:p text:style-name="P66">Pour résoudre ce problème de temps, il a été décidé de s'affranchir de l'itération 1 de deux semaines en la remplaçant par une itération plus longue d'un mois afin d'instaurer les bases du compilateur pour la suite du cycle de programmation.</text:p>
      <text:p text:style-name="P67"/>
      <text:p text:style-name="P68"><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text:s/>second langage de description était sensiblement le même que celui offert par le moteur 3D. De ce fait, il fut décidé par l'ensemble du groupe de projet de s'affranchir de ce langage de description.</text:p>
      <text:p text:style-name="P69">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70">En aucun cas, ce programmeur ne perd la liberté que lui conférait le langage dit de « bas niveau » car cet utilisateur peut directement utiliser les fonctionnalités que lui offre le moteur<text:s/>physique de 3DWIGS pour développer le contenu<text:s/>vidéo-ludique<text:s/>qu'il désire.</text:p>
      <text:p text:style-name="P71"/>
      <text:p text:style-name="P72"><text:tab/>En plus de la suppression du langage de description « bas niveau », d'autres modifications ont<text:s/>dû<text:s/>être apportées au langage dit de « haut niveau ». En effet, celui-ci s'est avéré être incomplet sur de nombreux points entrainant des délais de réflexion supplémentaires.</text:p>
      <text:p text:style-name="P73"/>
      <text:p text:style-name="P74">+ ajouter les changements sur le langage de haut-niveau.</text:p>
      <text:p text:style-name="P75"><text:tab/><text:tab/></text:p>
      <text:p text:style-name="P76"><text:tab/><text:span text:style-name="T77">2- La</text:span><text:span text:style-name="T78"><text:s/>réorganisation des groupes: « Extrem</text:span><text:span text:style-name="T79">e</text:span><text:span text:style-name="T80"><text:s/>P</text:span><text:span text:style-name="T81">rogramming »</text:span></text:p>
      <text:p text:style-name="P82"><text:tab/>Suite au retard qui s'est accumulé durant les<text:s/>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p>
      <text:p text:style-name="P83"/>
      <text:p text:style-name="P84"><text:tab/><text:span text:style-name="T85">3- Comment auraient pu être évités ces problèmes ?</text:span></text:p>
      <text:p text:style-name="P86"><text:span text:style-name="T87"><text:tab/></text:span>Dans les deux parties précédemment développées, il a été constaté que les différents problèmes étaient survenus autour du cœur du logiciel: le compilateur.</text:p>
      <text:p text:style-name="P88">L'ensemble du groupe Mini 3D avait mal évalué le travail à fournir pour chaque partie du logiciel. Le<text:s/>travail à produire pour la réalisation du compilateur avait mal été mesuré par rapport à celui pour l'apprentissage de la technologie WebGL. En effet l'apprentissage de cette technologie inconnue des étudiants et très peu documentée a été surestimée, c'est<text:s/>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89"/>
      <text:p text:style-name="P90"/>
      <text:p text:style-name="P91">IV – Les réussites du projet Mini 3D</text:p>
      <text:p text:style-name="P92"><text:tab/>Dans la partie précédente, il a été présenté certaines étapes du développement durant lesquelles des erreurs ont été commises par le groupe de projet. L'étude de l'historique de conception du logiciel a montré que<text:s/>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text:s/>dû<text:s/>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s réels succès.</text:p>
      <text:p text:style-name="P93"/>
      <text:p text:style-name="P94"><text:tab/>1- Apprentissage et développement en WebGL</text:p>
      <text:p text:style-name="P95"><text:span text:style-name="T96"><text:tab/></text:span>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text:s/>face à une nouvelle technologie complexe, nouvelle et très peu documentée à appréhender. Or ces difficultés ne se sont pas réellement fait sentir, l'apprentissage du WebGL ayant été facilité par l'utilisation d'une librairie assez complète: GLGE. En effet,<text:s/>le choix d'utiliser cette librairie a permis de gagner beaucoup de temps malgré un manque de documentation détaillée et d'une fiabilité imparfaite due au fait que le WebGL et la librairie GLGE sont toujours en cours de développement. GLGLE est<text:s/>une librairie JavaScript facilitant l’utilisation du WebGL. Le but de GLGE est de masquer l’utilisation directe du WebGL au développeur Web, qui peut alors se concentrer sur la création d’un contenu plus riche pour le web.</text:p>
      <text:p text:style-name="P97"/>
      <text:p text:style-name="P98">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text:s/>patches de corrections ont<text:s/>étaient apportées.</text:p>
      <text:p text:style-name="P99">Cependant, malgré la réussite de l'apprentissage de cette technologie par<text:s/>l'ensemble des membres des groupes IHM et moteur 3D, il s'est montré évident qu'un trop grand nombre de personnes s'y sont intéressées. Effectivement cet apprentissage n'aurait<text:s/>dû<text:s/>mobiliser qu'un nombre limité de main-d'œuvre afin de permettre au groupe Compilation d'avancer plus rapidement.</text:p>
      <text:p text:style-name="P100"/>
      <text:p text:style-name="P101"><text:tab/><text:span text:style-name="T102">2- Réalisation de contenu 3D</text:span></text:p>
      <text:p text:style-name="P103"><text:span text:style-name="T104"><text:tab/></text:span>Le<text:s/>groupe Contenu, malgré un effectif minimal a réussi les différentes tâches qu'il avait<text:s/>à<text:s/>accomplir en réalisant l'ensemble<text:s/>des traductions<text:s/>des mini-jeux 2D qui fut réalisés<text:s/>durant la phase d'analyse du 1er semestre.</text:p>
      <text:p text:style-name="P105"/>
      <text:p text:style-name="P106"/>
      <text:p text:style-name="P107">V – Résultat</text:p>
      <text:p text:style-name="P108"><text:tab/>Dans cette partie, il sera présenté l'état<text:s/>d'avancement du projet qui est toujours en phase de développement durant l'écriture de ces lignes. Et au vu de l'enchaînement des difficultés, c'est une grande déception pour le groupe de projet Mini3D de ne pas avoir un programme fonctionnel et répondant<text:s/>aux attentes de chacun des membres de l'équipe. En effet, le logiciel 3DWIGS n'a pas atteint le niveau de développement que le groupe espérait.<text:s/>Mais avoir un logiciel terminé était resté un objectif à atteindre. Cependant le faite de ne pas être arrivé à un résultat acceptable reste décevant pour l'ensemble du groupe. Néanmoins le fait<text:s/>de penser à l'éventualité d'une reprise du logiciel 3DWIGS permet à l'effectif de continuer le travail afin de<text:s/>voir une version finale et opérationnelle<text:s/>du logiciel qui répondra à l'ensemble des<text:s/>attentes du responsable de projet, le docteur Rémi Cozot,<text:s/>en réalisant une reprise simple de<text:s/>tout le travail<text:s/>qui a été réalisé.</text:p>
      <text:p text:style-name="P109"/>
      <text:p text:style-name="P110"><text:tab/><text:span text:style-name="T111">1- Description de l'état de l'Interface Homme Machine de 3DWIGS</text:span></text:p>
      <text:p text:style-name="P112"><text:tab/>L'interface utilisateur développée<text:s/>pour 3DWIGS a été construite<text:s/>dans le but d'offrir à l'utilisateur un moyen rapide et simple pour réaliser ses mini-jeux. En effet, l'usager a la possibilité d'importer ses propres modèles Collada dans l'éditeur, ou d'en sélectionner parmi ceux proposés par 3DWIGS.<text:line-break/>Une fois le modèle importé, l'utilisateur pourra éditer en temps réel les propriétés de celui-ci:</text:p>
      <text:list text:style-name="LFO7" text:continue-numbering="true">
        <text:list-item>
          <text:p text:style-name="P113">sa position,</text:p>
        </text:list-item>
        <text:list-item>
          <text:p text:style-name="P114">son orientation,</text:p>
        </text:list-item>
        <text:list-item>
          <text:p text:style-name="P115">sa taille</text:p>
        </text:list-item>
      </text:list>
      <text:p text:style-name="P116">De plus, l'interface de 3DWIGS dispose d'un éditeur de code offrant ainsi à l'utilisateur la possibilité de rédiger directement la description de ses<text:s/>mini-jeux. Cet éditeur offre une coloration syntaxique du langage 3DWIGS ainsi qu'une fonctionnalité d'auto-complétion pour<text:s/>une<text:s/>partie<text:s/>des règles du langage. L'éditeur est également capable de détecté tout changement dans la zone d'affichage afin de pouvoir<text:s/>effectuer une mise à jour de son contenu.</text:p>
      <text:p text:style-name="P117">L'interface dispose aussi d'un système de sauvegarde afin de permettre à l'utilisateur de conserver <text:s/>ses réalisations. Il a été<text:s/>développé en exploitant deux<text:s/>fonctionnalités<text:s/>offertes par<text:s/>HTML5 qui sont <text:s/>les API LocalStorage et IndexedDB permettant la sauvegarde du contenu de l'usager<text:s/>sur sa machine personnelle.</text:p>
      <text:p text:style-name="P118"/>
      <text:p text:style-name="P119"/>
      <text:p text:style-name="P120"><text:tab/>2- Description de l'état du Moteur3D de 3DWIGS</text:p>
      <text:p text:style-name="P121"><text:tab/>Dans cette sous-partie, il sera<text:s/>décrit l'état d'avancement du moteur physique de 3DWIGS. Celui-ci utilise principalement la librairie GLGE dans sa version 0.8 et permet le chargement et l'animation d'éléments<text:s/>3D importés<text:s/>par fichier Collada.</text:p>
      <text:p text:style-name="P122">En effet, le moteur permet la génération d'un environnement 3D, vierge au départ, qui est appelé scène par la suite, où il est possible de charger un ensemble d'objets 3D afin de pouvoir les faire<text:s/>évoluer dans cet univers<text:s/>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123">Dans cette environnement 3D, l'utilisateur peut faire évoluer un ou un ensemble des objets via l'utilisation du clavier et suivre les déplacements de celui-ci en lui affectant une caméra ou en déplacement celle qui créé en même temps que la scène.</text:p>
      <text:p text:style-name="P124">L'ensemble des objets de la scène<text:s/>peut être aussi soumis à des forces comme la gravité si cela fait<text:s/>partie<text:s/>des souhaits de l'utilisateur. En effet, le moteur de 3DWIGS peut simuler l'application de force distincte à un objet ou un ensemble d'objet via l'utilisation de fonctions implémentées par l'équipe de gestion du Moteur 3D de 3DWIGS. Cependant, cette<text:s/>interaction<text:s/>n'est pas la seule qui est proposé par le moteur physique. Celui-ci peut gérer la détection des collisions entre différents éléments de la scène et réaliser des actions en fonction des règles ou des choix inscrit par l'utilisateur quand celle-ci a lieu. Le système de collision du logiciel est basé sur l'utilisation de<text:s/>volume englobant (BoundingBox)<text:s/>afin de rendre les collisions entre les différents objets<text:s/>plus<text:s/>réalistes.</text:p>
      <text:p text:style-name="P125"/>
      <text:p text:style-name="P126"><text:tab/>3- Description de l'état du Compilateur de 3DWIGS</text:p>
      <text:p text:style-name="P127">(en cours)</text:p>
      <text:p text:style-name="P128"/>
      <text:p text:style-name="P129"/>
      <text:p text:style-name="P130">Conclusion</text:p>
      <text:p text:style-name="P131"><text:tab/>L'étude de l'historique de développement du projet Mini3D a pu mettre en évidence l'importance de la phase d'analyse qui fut réalisée durant le 1er semestre de Master1 et les conséquences vis à vis de la qualité de celle-ci. En effet, il a été remarqué que le développement pas assez approfondie de cette partie a eu pour répercussion une perte de temps considérable,<text:s/>ce qui<text:s/>a engendré<text:s/>la remise en cause de l'intégrité du projet. Le travail fournit pour la réalisation des correctifs d'erreurs et d'oublis<text:s/>de la phase d'analyse, a<text:s/>également<text:s/>engendré un gaspillage de force du faite qu'une partie du travail qui fut réalisée s'est avérée inutile parce que celui-ci ne correspondait plus aux demandes initiales.</text:p>
      <text:p text:style-name="P132">Au final, sans une bonne phase d'analyse, la réalisation d'un<text:s/>projet est impossible car sans elle, c'est la catastroph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bullet text:level="1" text:style-name="WW_CharLFO6LVL1" text:bullet-char="•">
        <style:list-level-properties text:space-before="0.2944in" text:min-label-width="0.1965in"/>
        <style:text-properties style:font-name="StarSymbol"/>
      </text:list-level-style-bullet>
      <text:list-level-style-bullet text:level="2" text:style-name="WW_CharLFO6LVL2" text:bullet-char="•">
        <style:list-level-properties text:space-before="0.7854in" text:min-label-width="0.1965in"/>
        <style:text-properties style:font-name="StarSymbol"/>
      </text:list-level-style-bullet>
      <text:list-level-style-bullet text:level="3" text:style-name="WW_CharLFO6LVL3" text:bullet-char="•">
        <style:list-level-properties text:space-before="1.2763in" text:min-label-width="0.1965in"/>
        <style:text-properties style:font-name="StarSymbol"/>
      </text:list-level-style-bullet>
      <text:list-level-style-bullet text:level="4" text:style-name="WW_CharLFO6LVL4" text:bullet-char="•">
        <style:list-level-properties text:space-before="1.7673in" text:min-label-width="0.1965in"/>
        <style:text-properties style:font-name="StarSymbol"/>
      </text:list-level-style-bullet>
      <text:list-level-style-bullet text:level="5" text:style-name="WW_CharLFO6LVL5" text:bullet-char="•">
        <style:list-level-properties text:space-before="2.2583in" text:min-label-width="0.1965in"/>
        <style:text-properties style:font-name="StarSymbol"/>
      </text:list-level-style-bullet>
      <text:list-level-style-bullet text:level="6" text:style-name="WW_CharLFO6LVL6" text:bullet-char="•">
        <style:list-level-properties text:space-before="2.7493in" text:min-label-width="0.1965in"/>
        <style:text-properties style:font-name="StarSymbol"/>
      </text:list-level-style-bullet>
      <text:list-level-style-bullet text:level="7" text:style-name="WW_CharLFO6LVL7" text:bullet-char="•">
        <style:list-level-properties text:space-before="3.2402in" text:min-label-width="0.1965in"/>
        <style:text-properties style:font-name="StarSymbol"/>
      </text:list-level-style-bullet>
      <text:list-level-style-bullet text:level="8" text:style-name="WW_CharLFO6LVL8" text:bullet-char="•">
        <style:list-level-properties text:space-before="3.7312in" text:min-label-width="0.1965in"/>
        <style:text-properties style:font-name="StarSymbol"/>
      </text:list-level-style-bullet>
      <text:list-level-style-bullet text:level="9" text:style-name="WW_CharLFO6LVL9" text:bullet-char="•">
        <style:list-level-properties text:space-before="4.2222in" text:min-label-width="0.1965in"/>
        <style:text-properties style:font-name="StarSymbol"/>
      </text:list-level-style-bullet>
    </text:list-style>
    <text:list-style style:name="LFO7">
      <text:list-level-style-bullet text:level="1" text:style-name="WW_CharLFO7LVL1" text:bullet-char="">
        <style:list-level-properties text:space-before="0.5444in" text:min-label-width="0.25in"/>
        <style:text-properties style:font-name="Symbol"/>
      </text:list-level-style-bullet>
      <text:list-level-style-bullet text:level="2" text:style-name="WW_CharLFO7LVL2" text:bullet-char="o">
        <style:list-level-properties text:space-before="1.0444in" text:min-label-width="0.25in"/>
        <style:text-properties style:font-name="Courier New"/>
      </text:list-level-style-bullet>
      <text:list-level-style-bullet text:level="3" text:style-name="WW_CharLFO7LVL3" text:bullet-char="">
        <style:list-level-properties text:space-before="1.5444in" text:min-label-width="0.25in"/>
        <style:text-properties style:font-name="Wingdings"/>
      </text:list-level-style-bullet>
      <text:list-level-style-bullet text:level="4" text:style-name="WW_CharLFO7LVL4" text:bullet-char="">
        <style:list-level-properties text:space-before="2.0444in" text:min-label-width="0.25in"/>
        <style:text-properties style:font-name="Symbol"/>
      </text:list-level-style-bullet>
      <text:list-level-style-bullet text:level="5" text:style-name="WW_CharLFO7LVL5" text:bullet-char="o">
        <style:list-level-properties text:space-before="2.5444in" text:min-label-width="0.25in"/>
        <style:text-properties style:font-name="Courier New"/>
      </text:list-level-style-bullet>
      <text:list-level-style-bullet text:level="6" text:style-name="WW_CharLFO7LVL6" text:bullet-char="">
        <style:list-level-properties text:space-before="3.0444in" text:min-label-width="0.25in"/>
        <style:text-properties style:font-name="Wingdings"/>
      </text:list-level-style-bullet>
      <text:list-level-style-bullet text:level="7" text:style-name="WW_CharLFO7LVL7" text:bullet-char="">
        <style:list-level-properties text:space-before="3.5444in" text:min-label-width="0.25in"/>
        <style:text-properties style:font-name="Symbol"/>
      </text:list-level-style-bullet>
      <text:list-level-style-bullet text:level="8" text:style-name="WW_CharLFO7LVL8" text:bullet-char="o">
        <style:list-level-properties text:space-before="4.0444in" text:min-label-width="0.25in"/>
        <style:text-properties style:font-name="Courier New"/>
      </text:list-level-style-bullet>
      <text:list-level-style-bullet text:level="9" text:style-name="WW_CharLFO7LVL9" text:bullet-char="">
        <style:list-level-properties text:space-before="4.5444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eki</meta:initial-creator>
    <dc:creator>maneki</dc:creator>
    <meta:creation-date>2011-04-28T11:54:00Z</meta:creation-date>
    <dc:date>2011-05-01T14:51:00Z</dc:date>
    <meta:template xlink:href="Normal.dotm" xlink:type="simple"/>
    <meta:editing-cycles>79</meta:editing-cycles>
    <meta:editing-duration>PT40740S</meta:editing-duration>
    <meta:user-defined meta:name="Info 1"/>
    <meta:user-defined meta:name="Info 2"/>
    <meta:user-defined meta:name="Info 3"/>
    <meta:user-defined meta:name="Info 4"/>
    <meta:document-statistic meta:page-count="6" meta:paragraph-count="39" meta:word-count="2986" meta:character-count="19972" meta:row-count="141" meta:non-whitespace-character-count="17025"/>
  </office:meta>
</office:document-meta>
</file>